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F24" style:font-family-generic="swiss" fo:font-size="16pt" fo:font-style="normal" fo:text-shadow="none" style:text-underline-style="none" fo:font-weight="normal" style:letter-kerning="true" style:font-family-asian="F24" style:font-family-generic-asian="swiss" style:font-size-asian="16pt" style:font-style-asian="normal" style:font-weight-asian="normal" style:font-family-complex="F24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7.6cm" svg:height="2.2cm" svg:x="0.6cm" svg:y="10.4cm">
          <text:p text:style-name="P1"><text:span text:style-name="T1">Requirement Engineering</text:span></text:p>
          <text:p text:style-name="P1">(<text:span text:style-name="T2">Requirement Desig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4cm" svg:height="2.2cm" svg:x="8.4cm" svg:y="7.6cm">
          <text:p text:style-name="P1"><text:span text:style-name="T1">Analysis and Design</text:span></text:p>
          <text:p text:style-name="P1"><text:span text:style-name="T3">(</text:span><text:span text:style-name="T2">UML Design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6cm" svg:height="2.2cm" svg:x="8.4cm" svg:y="13.8cm">
          <text:p text:style-name="P1"><text:span text:style-name="T1">Analysis and Design</text:span></text:p>
          <text:p text:style-name="P1"><text:span text:style-name="T3">(Custom Plugin</text:span><text:span text:style-name="T2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cm" svg:height="1.8cm" svg:x="8.4cm" svg:y="18cm">
          <text:p text:style-name="P2"><text:span text:style-name="T4">OWL Ontology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2cm" svg:height="2.8cm" svg:x="15.6cm" svg:y="8cm">
          <text:p text:style-name="P1"><text:span text:style-name="T1">Implementation</text:span></text:p>
          <text:p text:style-name="P1"><text:span text:style-name="T3">(Customized </text:span></text:p>
          <text:p text:style-name="P1"><text:span text:style-name="T2">UML to Java Generato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5.6cm" svg:height="2cm" svg:x="22.4cm" svg:y="10.8cm">
          <text:p text:style-name="P3"><text:span text:style-name="T1">Acessible Produc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8.4cm" svg:height="1.826cm" svg:x="1.2cm" svg:y="1.4cm">
          <draw:text-box>
            <text:p text:style-name="P4"><text:span text:style-name="T5">MTA</text:span></text:p>
          </draw:text-box>
        </draw:frame>
        <draw:line draw:style-name="gr3" draw:text-style-name="P1" draw:layer="layout" svg:x1="4.4cm" svg:y1="2.4cm" svg:x2="26.8cm" svg:y2="2.4cm">
          <text:p/>
        </draw:line>
        <draw:line draw:style-name="gr4" draw:text-style-name="P1" draw:layer="layout" svg:x1="8.2cm" svg:y1="20.4cm" svg:x2="8.2cm" svg:y2="5.6cm">
          <text:p/>
        </draw:line>
        <draw:line draw:style-name="gr4" draw:text-style-name="P1" draw:layer="layout" svg:x1="15.4cm" svg:y1="20.6cm" svg:x2="15.4cm" svg:y2="5.8cm">
          <text:p/>
        </draw:line>
        <draw:line draw:style-name="gr4" draw:text-style-name="P1" draw:layer="layout" svg:x1="22.2cm" svg:y1="20.6cm" svg:x2="22.2cm" svg:y2="5.6cm">
          <text:p/>
        </draw:line>
        <draw:custom-shape draw:style-name="gr1" draw:text-style-name="P2" draw:layer="layout" svg:width="6cm" svg:height="1.8cm" svg:x="15.8cm" svg:y="13.8cm">
          <text:p text:style-name="P2"><text:span text:style-name="T4">Develo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cm" svg:height="1.8cm" svg:x="11.6cm" svg:y="2.8cm">
          <text:p text:style-name="P2"><text:span text:style-name="T4">Accessibility Exp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6cm" svg:y1="3.6cm" svg:x2="4.2cm" svg:y2="5.6cm">
          <text:p/>
        </draw:line>
        <draw:line draw:style-name="gr3" draw:text-style-name="P1" draw:layer="layout" svg:x1="12.6cm" svg:y1="4.4cm" svg:x2="12cm" svg:y2="5.8cm">
          <text:p/>
        </draw:line>
        <draw:line draw:style-name="gr3" draw:text-style-name="P1" draw:layer="layout" svg:x1="17.6cm" svg:y1="3.6cm" svg:x2="25.4cm" svg:y2="6.2cm">
          <text:p/>
        </draw:line>
        <draw:line draw:style-name="gr3" draw:text-style-name="P1" draw:layer="layout" svg:x1="4.6cm" svg:y1="10.4cm" svg:x2="8.4cm" svg:y2="8.6cm">
          <text:p/>
        </draw:line>
        <draw:line draw:style-name="gr3" draw:text-style-name="P1" draw:layer="layout" svg:x1="4.4cm" svg:y1="12.6cm" svg:x2="8.4cm" svg:y2="15cm">
          <text:p/>
        </draw:line>
        <draw:line draw:style-name="gr3" draw:text-style-name="P1" draw:layer="layout" svg:x1="11.8cm" svg:y1="9.8cm" svg:x2="11.8cm" svg:y2="13.8cm">
          <text:p/>
        </draw:line>
        <draw:line draw:style-name="gr3" draw:text-style-name="P1" draw:layer="layout" svg:x1="14.8cm" svg:y1="8.8cm" svg:x2="15.6cm" svg:y2="9.4cm">
          <text:p/>
        </draw:line>
        <draw:line draw:style-name="gr3" draw:text-style-name="P1" draw:layer="layout" svg:x1="15cm" svg:y1="14.8cm" svg:x2="18.8cm" svg:y2="10.8cm">
          <text:p/>
        </draw:line>
        <draw:line draw:style-name="gr3" draw:text-style-name="P1" draw:layer="layout" svg:x1="18.8cm" svg:y1="10.8cm" svg:x2="18.8cm" svg:y2="13.8cm">
          <text:p/>
        </draw:line>
        <draw:line draw:style-name="gr3" draw:text-style-name="P1" draw:layer="layout" svg:x1="18.8cm" svg:y1="13.8cm" svg:x2="22.4cm" svg:y2="11.8cm">
          <text:p/>
        </draw:line>
        <draw:line draw:style-name="gr3" draw:text-style-name="P1" draw:layer="layout" svg:x1="11.2cm" svg:y1="18cm" svg:x2="11.8cm" svg:y2="15.8cm">
          <text:p/>
        </draw:line>
        <draw:line draw:style-name="gr3" draw:text-style-name="P1" draw:layer="layout" svg:x1="11.8cm" svg:y1="9.8cm" svg:x2="8.2cm" svg:y2="11.6cm">
          <text:p/>
        </draw:line>
        <draw:line draw:style-name="gr3" draw:text-style-name="P1" draw:layer="layout" svg:x1="16.4cm" svg:y1="4.4cm" svg:x2="17.6cm" svg:y2="5.8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8T22:45:03.34</meta:creation-date>
    <dc:date>2013-04-28T23:07:47.50</dc:date>
    <meta:editing-duration>PT4M9S</meta:editing-duration>
    <meta:editing-cycles>3</meta:editing-cycles>
    <meta:generator>LibreOffice/4.0.2.2$Windows_x86 LibreOffice_project/4c82dcdd6efcd48b1d8bba66bfe1989deee49c3</meta:generator>
    <meta:document-statistic meta:object-count="49"/>
  </office:meta>
</office:document-meta>
</file>